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3.34mm" style:type="center"/>
          <style:tab-stop style:position="140m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>
        <style:tab-stops>
          <style:tab-stop style:position="84.14mm" style:type="center"/>
          <style:tab-stop style:position="171.98mm" style:type="right"/>
        </style:tab-stops>
      </style:paragraph-properties>
    </style:style>
    <style:style style:name="P4" style:family="paragraph" style:parent-style-name="Text_20_body">
      <style:text-properties officeooo:rsid="00bdb925" officeooo:paragraph-rsid="00bdb925"/>
    </style:style>
    <style:style style:name="P5" style:family="paragraph" style:parent-style-name="Text_20_body">
      <style:text-properties officeooo:paragraph-rsid="00bdb925"/>
    </style:style>
    <style:style style:name="P6" style:family="paragraph" style:parent-style-name="Text_20_body">
      <loext:graphic-properties draw:fill="none" draw:fill-color="#ffffff"/>
      <style:paragraph-properties fo:background-color="transparent" style:writing-mode="lr-tb"/>
      <style:text-properties officeooo:rsid="00bdb925" officeooo:paragraph-rsid="00bdb925"/>
    </style:style>
    <style:style style:name="P7" style:family="paragraph" style:parent-style-name="Text_20_body">
      <style:paragraph-properties style:writing-mode="lr-tb"/>
      <style:text-properties officeooo:paragraph-rsid="00c07a7c"/>
    </style:style>
    <style:style style:name="P8" style:family="paragraph" style:parent-style-name="Text_20_body" style:list-style-name="L1"/>
    <style:style style:name="P9" style:family="paragraph" style:parent-style-name="Text_20_body" style:list-style-name="L7"/>
    <style:style style:name="P10" style:family="paragraph" style:parent-style-name="List_20_item" style:list-style-name="L2"/>
    <style:style style:name="P11" style:family="paragraph" style:parent-style-name="List_20_item" style:list-style-name="L3"/>
    <style:style style:name="P12" style:family="paragraph" style:parent-style-name="List_20_item" style:list-style-name="L4"/>
    <style:style style:name="P13" style:family="paragraph" style:parent-style-name="List_20_item" style:list-style-name="L5"/>
    <style:style style:name="P14" style:family="paragraph" style:parent-style-name="List_20_item" style:list-style-name="L6"/>
    <style:style style:name="P15" style:family="paragraph" style:parent-style-name="List_20_item" style:list-style-name="L8"/>
    <style:style style:name="T1" style:family="text">
      <style:text-properties fo:font-variant="normal" fo:text-transform="none" style:text-position="super 58%" fo:font-style="normal" style:text-underline-style="none" fo:font-weight="normal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bd28d1"/>
    </style:style>
    <style:style style:name="T4" style:family="text">
      <style:text-properties officeooo:rsid="00bdb925"/>
    </style:style>
    <style:style style:name="T5" style:family="text">
      <style:text-properties officeooo:rsid="00bfaf6f"/>
    </style:style>
    <style:style style:name="T6" style:family="text">
      <style:text-properties officeooo:rsid="00c266aa"/>
    </style:style>
    <style:style style:name="T7" style:family="text">
      <style:text-properties officeooo:rsid="00c4ad85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7.48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scription of the data used in the PyPSA <text:span text:style-name="T7">Vietnam paper</text:span></text:p>
      <text:p text:style-name="Signature">Minh Ha-Duong<text:note text:id="ftn0" text:note-class="footnote"><text:note-citation>a</text:note-citation><text:note-body><text:p text:style-name="Footnote_20_text"><text:s/>D<text:span text:style-name="T7">i</text:span>recte<text:span text:style-name="T7">u</text:span>r de recherche C<text:span text:style-name="T7">I</text:span>RED/CNRS <text:span text:style-name="T7">&amp; </text:span>Vietnam Ini<text:span text:style-name="T7">tiative for the Energy Transition. </text:span><text:a xlink:type="simple" xlink:href="mailto:minh.haduong@vietse.vn" text:style-name="Internet_20_link" text:visited-style-name="Visited_20_Internet_20_Link"><text:span text:style-name="T7">minh.haduong@vietse.vn</text:span></text:a><text:span text:style-name="T7"> </text:span></text:p></text:note-body></text:note></text:p>
      <text:p text:style-name="Date">2019-08-14</text:p>
      <text:h text:style-name="Heading_20_1" text:outline-level="1">Introduction</text:h>
      <text:p text:style-name="Text_20_body">An Optimal Power Flow (OPF) model solves the problem of determining the best operating levels for electric power plants in order to meet given demands throughout a transmission network, usually with the objective of minimizing operating cost. It is a non-linear optimization problem, combining the economic dispatch and the power flow problem. <text:span text:style-name="T5">A typical load dispatch center solves the OPF hourly.</text:span></text:p>
      <text:p text:style-name="Text_20_body">Alexander Kies from University of Frankfurt kindly communicated us the dataset of the OPF model named PyPSA used for their renewable energy integration study in Vietnam <text:reference-mark-start text:name="ZOTERO_ITEM CSL_CITATION {&quot;citationID&quot;:&quot;ck8rdVMz&quot;,&quot;properties&quot;:{&quot;formattedCitation&quot;:&quot;\\super 1\\nosupersub{}&quot;,&quot;plainCitation&quot;:&quot;1&quot;,&quot;noteIndex&quot;:0},&quot;citationItems&quot;:[{&quot;id&quot;:5359,&quot;uris&quot;:[&quot;http://zotero.org/groups/305258/items/C8ZMTFS4&quot;],&quot;uri&quot;:[&quot;http://zotero.org/groups/305258/items/C8ZMTFS4&quot;],&quot;itemData&quot;:{&quot;id&quot;:5359,&quot;type&quot;:&quot;paper-conference&quot;,&quot;title&quot;:&quot;A cost-optimal pathway to integrate renewable energy into the future Vietnamese power system&quot;,&quot;container-title&quot;:&quot;GSTD 2018 proceedings&quot;,&quot;publisher&quot;:&quot;IEEE&quot;,&quot;publisher-place&quot;:&quot;Danang&quot;,&quot;page&quot;:&quot;144-149&quot;,&quot;event&quot;:&quot;4th internationalconference on green technology and sustainable development&quot;,&quot;event-place&quot;:&quot;Danang&quot;,&quot;URL&quot;:&quot;http://gtsd2018.hcmute.edu.vn/&quot;,&quot;ISBN&quot;:&quot;978-1-5386-5126-1&quot;,&quot;author&quot;:[{&quot;family&quot;:&quot;Dinh Thanh Viet&quot;,&quot;given&quot;:&quot;&quot;},{&quot;family&quot;:&quot;Duong Minh Quang&quot;,&quot;given&quot;:&quot;&quot;},{&quot;family&quot;:&quot;Vo Van Phuong&quot;,&quot;given&quot;:&quot;&quot;},{&quot;family&quot;:&quot;Ma Phuoc Khanh&quot;,&quot;given&quot;:&quot;&quot;},{&quot;family&quot;:&quot;Chau Minh Thang&quot;,&quot;given&quot;:&quot;&quot;},{&quot;family&quot;:&quot;Detlev Heinemann&quot;,&quot;given&quot;:&quot;&quot;},{&quot;family&quot;:&quot;Bruno U. Schyska&quot;,&quot;given&quot;:&quot;&quot;},{&quot;family&quot;:&quot;Stefan Schramm&quot;,&quot;given&quot;:&quot;&quot;},{&quot;family&quot;:&quot;Alexander Kies&quot;,&quot;given&quot;:&quot;&quot;}],&quot;issued&quot;:{&quot;date-parts&quot;:[[&quot;2018&quot;,11,16]]}}}],&quot;schema&quot;:&quot;https://github.com/citation-style-language/schema/raw/master/csl-citation.json&quot;} RNDbPdHpJuCq6"/><text:span text:style-name="T1">1</text:span><text:reference-mark-end text:name="ZOTERO_ITEM CSL_CITATION {&quot;citationID&quot;:&quot;ck8rdVMz&quot;,&quot;properties&quot;:{&quot;formattedCitation&quot;:&quot;\\super 1\\nosupersub{}&quot;,&quot;plainCitation&quot;:&quot;1&quot;,&quot;noteIndex&quot;:0},&quot;citationItems&quot;:[{&quot;id&quot;:5359,&quot;uris&quot;:[&quot;http://zotero.org/groups/305258/items/C8ZMTFS4&quot;],&quot;uri&quot;:[&quot;http://zotero.org/groups/305258/items/C8ZMTFS4&quot;],&quot;itemData&quot;:{&quot;id&quot;:5359,&quot;type&quot;:&quot;paper-conference&quot;,&quot;title&quot;:&quot;A cost-optimal pathway to integrate renewable energy into the future Vietnamese power system&quot;,&quot;container-title&quot;:&quot;GSTD 2018 proceedings&quot;,&quot;publisher&quot;:&quot;IEEE&quot;,&quot;publisher-place&quot;:&quot;Danang&quot;,&quot;page&quot;:&quot;144-149&quot;,&quot;event&quot;:&quot;4th internationalconference on green technology and sustainable development&quot;,&quot;event-place&quot;:&quot;Danang&quot;,&quot;URL&quot;:&quot;http://gtsd2018.hcmute.edu.vn/&quot;,&quot;ISBN&quot;:&quot;978-1-5386-5126-1&quot;,&quot;author&quot;:[{&quot;family&quot;:&quot;Dinh Thanh Viet&quot;,&quot;given&quot;:&quot;&quot;},{&quot;family&quot;:&quot;Duong Minh Quang&quot;,&quot;given&quot;:&quot;&quot;},{&quot;family&quot;:&quot;Vo Van Phuong&quot;,&quot;given&quot;:&quot;&quot;},{&quot;family&quot;:&quot;Ma Phuoc Khanh&quot;,&quot;given&quot;:&quot;&quot;},{&quot;family&quot;:&quot;Chau Minh Thang&quot;,&quot;given&quot;:&quot;&quot;},{&quot;family&quot;:&quot;Detlev Heinemann&quot;,&quot;given&quot;:&quot;&quot;},{&quot;family&quot;:&quot;Bruno U. Schyska&quot;,&quot;given&quot;:&quot;&quot;},{&quot;family&quot;:&quot;Stefan Schramm&quot;,&quot;given&quot;:&quot;&quot;},{&quot;family&quot;:&quot;Alexander Kies&quot;,&quot;given&quot;:&quot;&quot;}],&quot;issued&quot;:{&quot;date-parts&quot;:[[&quot;2018&quot;,11,16]]}}}],&quot;schema&quot;:&quot;https://github.com/citation-style-language/schema/raw/master/csl-citation.json&quot;} RNDbPdHpJuCq6"/>. It was given to us without the raw data or the scripts. However, since PyPSA is open source and actively developed, we are examining the opportunity to use it in VIET.</text:p>
      <text:p text:style-name="Text_20_body">To this end, we need to understand the kind of data it needs. This note analyzes the dataset we were given. It relies on <text:span text:style-name="T5">reading </text:span>the online documentation <text:span text:style-name="T5">and reading the paper</text:span>.</text:p>
      <text:p text:style-name="Text_20_body">The dataset comprises 11 files. The format is straightforward, PyPSA relies of Python pandas dataframe library. The files are comma separated value format, ASCII text, some with very long lines.</text:p>
      <text:p text:style-name="Text_20_body">There are two <text:a xlink:type="simple" xlink:href="https://pypsa.readthedocs.io/en/latest/import_export.html" text:style-name="Internet_20_link" text:visited-style-name="Visited_20_Internet_20_Link">kind of tables</text:a>.</text:p>
      <text:list xml:id="list4162540344" text:style-name="L1">
        <text:list-item>
          <text:p text:style-name="P8">Those describing components of a given type (lines, generators...). Each component has a row, and the columns describe its attributes. This works for scalar attributes, which can be either: empty; a Float using the dot as decimal separator; an unquoted Strings; or the boolean string True. In this dataset nothing is False, no integer, no NaN some floats are scientific notation, some floats could be rounded in decimal.</text:p>
        </text:list-item>
        <text:list-item>
          <text:p text:style-name="P8">For attributes that are time-dependent (solar irradiation, water inflow….), the table list the components in columns, and the time dimension in rows (one line per snapshot)</text:p>
        </text:list-item>
      </text:list>
      <text:p text:style-name="Text_20_body">We look at the 11 files in four categories: model structure, grid, supply, demand.</text:p>
      <text:h text:style-name="Heading_20_1" text:outline-level="1">Model structure</text:h>
      <text:h text:style-name="Heading_20_2" text:outline-level="2">network.csv</text:h>
      <text:p text:style-name="Text_20_body">This file defines the PyPSA model version 0.13.2 , the geographical system srid 4326, and leaves the name empty.</text:p>
      <text:h text:style-name="Heading_20_2" text:outline-level="2">snapshots.csv</text:h>
      <text:list xml:id="list3514889530" text:style-name="L2">
        <text:list-item>
          <text:p text:style-name="P10">name<text:tab/><text:tab/>a time point at which to compute the system state</text:p>
        </text:list-item>
        <text:list-item>
          <text:p text:style-name="P10">weightings<text:tab/>the duration (in hours) represented by snapshots</text:p>
        </text:list-item>
      </text:list>
      <text:p text:style-name="Text_20_body"><text:soft-page-break/>The model has hourly timepoints for two years, that is 17544 = 8772 * 2, from 2015-01-01 00:00:00 to 2016-12-31 23:00:00.</text:p>
      <text:h text:style-name="Heading_20_2" text:outline-level="2">carriers.csv</text:h>
      <text:list xml:id="list1756440649" text:style-name="L3">
        <text:list-item>
          <text:p text:style-name="P11">name</text:p>
        </text:list-item>
        <text:list-item>
          <text:p text:style-name="P11">marginal</text:p>
        </text:list-item>
        <text:list-item>
          <text:p text:style-name="P11">capital</text:p>
        </text:list-item>
        <text:list-item>
          <text:p text:style-name="P11">co2_emissions (tonnes / MWh)</text:p>
        </text:list-item>
        <text:list-item>
          <text:p text:style-name="P11">short_name</text:p>
        </text:list-item>
      </text:list>
      <text:p text:style-name="Text_20_body">The table defines twelve carriers: bioenergy, hard coal, hydro, ocgt, nuclear, oil, wind , solar, perpetuum, battery, hydrogen, hydro ror</text:p>
      <text:p text:style-name="Text_20_body">However, carriers battery and hydrogen are not used/mentioned anywhere else in the dataset.</text:p>
      <text:p text:style-name="Text_20_body">Carrier perpetuum is a backstop technology at high capital cost.</text:p>
      <text:p text:style-name="Text_20_body">Attributes marginal and capital are not specifically defined in the online documentation, it only says that attributes relevant for global constraints can be stored in this table.</text:p>
      <text:h text:style-name="Heading_20_1" text:outline-level="1">Grid components</text:h>
      <text:h text:style-name="Heading_20_2" text:outline-level="2">buses.csv</text:h>
      <text:list xml:id="list4099022963" text:style-name="L4">
        <text:list-item>
          <text:p text:style-name="P12">Name</text:p>
        </text:list-item>
        <text:list-item>
          <text:p text:style-name="P12">Area<text:tab/><text:tab/><text:tab/>(left blank in current dataset)</text:p>
        </text:list-item>
        <text:list-item>
          <text:p text:style-name="P12">Area_offshore<text:tab/><text:tab/>(left blank in current dataset)</text:p>
        </text:list-item>
        <text:list-item>
          <text:p text:style-name="P12">Country<text:tab/><text:tab/>(VN)</text:p>
        </text:list-item>
        <text:list-item>
          <text:p text:style-name="P12">Nominal voltage<text:tab/>(kV)</text:p>
        </text:list-item>
        <text:list-item>
          <text:p text:style-name="P12">Latitude, longitude<text:tab/>(using coordinate system WGS84 / SRID 4326)</text:p>
        </text:list-item>
        <text:list-item>
          <text:p text:style-name="P12">substation_lv<text:tab/><text:tab/>(always set to True in the current dataset) </text:p>
        </text:list-item>
      </text:list>
      <text:p text:style-name="Text_20_body">The current dataset has 46 bus, all 500kV, AC.</text:p>
      <text:p text:style-name="Text_20_body">The meaning of the attribute substation_lv is not known. Adding a Province attribute might be useful, even if it can be obtained from coordinates.</text:p>
      <text:h text:style-name="Heading_20_2" text:outline-level="2">lines.csv</text:h>
      <text:list xml:id="list677265734" text:style-name="L5">
        <text:list-item>
          <text:p text:style-name="P13">Bus0</text:p>
        </text:list-item>
        <text:list-item>
          <text:p text:style-name="P13">Bus1</text:p>
        </text:list-item>
        <text:list-item>
          <text:p text:style-name="P13">Length<text:tab/><text:tab/><text:tab/><text:tab/>(km)</text:p>
        </text:list-item>
        <text:list-item>
          <text:p text:style-name="P13">Type <text:tab/><text:tab/><text:tab/><text:tab/>(The kind of line, a string from a <text:a xlink:type="simple" xlink:href="https://pypsa.readthedocs.io/en/latest/components.html" text:style-name="Internet_20_link" text:visited-style-name="Visited_20_Internet_20_Link">list</text:a> of industry standards)</text:p>
        </text:list-item>
        <text:list-item>
          <text:p text:style-name="P13">num_parallel<text:tab/><text:tab/><text:tab/>(number of parallel lines)</text:p>
        </text:list-item>
        <text:list-item>
          <text:p text:style-name="P13">[ Shunt susceptance b<text:tab/>(Siemens) ]</text:p>
        </text:list-item>
        <text:list-item>
          <text:p text:style-name="P13">[ Series resistance r<text:tab/><text:tab/>(Ohm) ] </text:p>
        </text:list-item>
        <text:list-item>
          <text:p text:style-name="P13">[ Series reactance x<text:tab/><text:tab/>(Ohm) ]</text:p>
        </text:list-item>
        <text:list-item>
          <text:p text:style-name="P13">s_nom<text:tab/><text:tab/><text:tab/><text:tab/>Limit of apparent power which can pass through branch (MVA)</text:p>
        </text:list-item>
        <text:list-item>
          <text:p text:style-name="P13">s_nom_extendable <text:tab/><text:tab/>True if Optimal Power Flow solver can extend the line limit</text:p>
        </text:list-item>
        <text:list-item>
          <text:p text:style-name="P13">Capital_cost<text:tab/><text:tab/><text:tab/>Capital cost of extending s_nom by 1 MVA.</text:p>
        </text:list-item>
      </text:list>
      <text:p text:style-name="Text_20_body"><text:soft-page-break/>The current dataset as 65 lines, all declared of type 490-AL1/64-ST1A 380.0. The num_parallel is left to the default value of 1.</text:p>
      <text:p text:style-name="Text_20_body">Since Type is defined, line electrical parameters for r, x and b are redundant: PyPSA recomputes them from the length of the line and industry standards. The current dataset do not define the limit of apparent power s_nom but let it to default value (zero) and let the solver to computes an optimal limit given a capital cost.</text:p>
      <text:h text:style-name="Heading_20_1" text:outline-level="1">Supply components</text:h>
      <text:h text:style-name="Heading_20_2" text:outline-level="2">generators.csv</text:h>
      <text:list xml:id="list662430080" text:style-name="L6">
        <text:list-item>
          <text:p text:style-name="P14">Name</text:p>
        </text:list-item>
        <text:list-item>
          <text:p text:style-name="P14">Bus</text:p>
        </text:list-item>
        <text:list-item>
          <text:p text:style-name="P14">Carrier</text:p>
        </text:list-item>
        <text:list-item>
          <text:p text:style-name="P14">Component<text:tab/><text:tab/>("PP" or empty)</text:p>
        </text:list-item>
        <text:list-item>
          <text:p text:style-name="P14">p_nom<text:tab/><text:tab/><text:tab/>(Nominal power in MW, used for limits in OPF)</text:p>
        </text:list-item>
        <text:list-item>
          <text:p text:style-name="P14">max_hours<text:tab/><text:tab/>(0.0 or empty)</text:p>
        </text:list-item>
        <text:list-item>
          <text:p text:style-name="P14">p_nom_extendable<text:tab/>(True to allow capacity p_nom to be extended in OPF).</text:p>
        </text:list-item>
        <text:list-item>
          <text:p text:style-name="P14">p_nom_min <text:tab/><text:tab/>If p_nom is extendable in OPF, set its minimum value in MW</text:p>
        </text:list-item>
        <text:list-item>
          <text:p text:style-name="P14">p_nom_max<text:tab/><text:tab/>If p_nom is extendable in OPF, set its maximum value in MW</text:p>
        </text:list-item>
        <text:list-item>
          <text:p text:style-name="P14">marginal_cost<text:tab/><text:tab/>Marginal cost of production of 1 MWh.</text:p>
        </text:list-item>
        <text:list-item>
          <text:p text:style-name="P14">capital_cost <text:tab/><text:tab/>Capital cost of extending p_nom by 1 MW.</text:p>
        </text:list-item>
        <text:list-item>
          <text:p text:style-name="P14">weight</text:p>
        </text:list-item>
      </text:list>
      <text:p text:style-name="Text_20_body">The table has 414 lines = 46 bus x 9 carrier. It has two parts.</text:p>
      <text:list xml:id="list2512527690" text:style-name="L7">
        <text:list-item>
          <text:p text:style-name="P9">Existing power plants connected to a bus, represented by row with component ==  "PP", p_nom and p_nom_min are non-zero and equal.</text:p>
        </text:list-item>
        <text:list-item>
          <text:p text:style-name="P9">Potential generators: represented for all other couple (bus, carrier). Column component is left empty, p_nom and p_nom_min are zero, p_nom_max   is infinite for fossil fuel technologies or defined according to a natural resource potential model (not given to us) for wind, solar and hydro_ror.</text:p>
        </text:list-item>
      </text:list>
      <text:p text:style-name="Text_20_body">The meaning of max_hours  is not described in the doc.</text:p>
      <text:p text:style-name="Text_20_body">Carriers hydro, battery and Hydrogen are not used in this table. See storage_units.csv for hydro.</text:p>
      <text:p text:style-name="Text_20_body">The dataset sets p_nom_extendable to always True, and let the OPF determine installed capacity, subject to p_nom_max constraint.</text:p>
      <text:h text:style-name="Heading_20_2" text:outline-level="2">generators-p_max_pu.csv</text:h>
      <text:p text:style-name="P7">Th<text:span text:style-name="T4">e time dependent attribute </text:span><text:s/>p_max_pu <text:span text:style-name="T4">represents the maximum power generation coefficient (instantaneous capacity factor),</text:span> for the intermi<text:span text:style-name="T4">t</text:span>tent generators {solar, hydro ror, wind}. <text:span text:style-name="T4">The table </text:span>has 138 columns: 46 nodes x 3 carriers and one row for each time point (see snapshot.csv)</text:p>
      <text:p text:style-name="Text_20_body">The contents is the maximum output for each snapshot per unit of p_nom for the OPF. The p_max_pu for other kind of generators are left to default: 100% of p_max can be dispatched all the time.</text:p>
      <text:p text:style-name="Text_20_body"><text:soft-page-break/><text:span text:style-name="T4">P</text:span>robably defined according to some <text:s/>natural resource potential model (not given to us).</text:p>
      <text:h text:style-name="Heading_20_2" text:outline-level="2">storage_units.csv</text:h>
      <text:list xml:id="list1187401678" text:style-name="L8">
        <text:list-item>
          <text:p text:style-name="P15">name<text:tab/><text:tab/></text:p>
        </text:list-item>
        <text:list-item>
          <text:p text:style-name="P15">bus<text:tab/><text:tab/></text:p>
        </text:list-item>
        <text:list-item>
          <text:p text:style-name="P15">carrier<text:tab/><text:tab/><text:span text:style-name="T3">(hydro for all components)</text:span></text:p>
        </text:list-item>
        <text:list-item>
          <text:p text:style-name="P15">component<text:tab/><text:span text:style-name="T3">Either “Store” or empty</text:span></text:p>
        </text:list-item>
        <text:list-item>
          <text:p text:style-name="P15">p_nom<text:tab/><text:tab/><text:span text:style-name="T3">Nominal power (MW) for limits in OPF, or 0.0 if none existing</text:span></text:p>
        </text:list-item>
        <text:list-item>
          <text:p text:style-name="P15">max_hours<text:tab/>Maximum state of charge capacity <text:span text:style-name="T3">in </text:span>hours at full output capacity p_nom</text:p>
        </text:list-item>
        <text:list-item>
          <text:p text:style-name="P15">p_nom_extendable<text:tab/><text:span text:style-name="T3">(True for all rows, allows OPF solver to invest in capacity expansion)</text:span></text:p>
        </text:list-item>
        <text:list-item>
          <text:p text:style-name="P15">p_nom_min<text:tab/><text:span text:style-name="T4">Existing capacity (MW)</text:span></text:p>
        </text:list-item>
        <text:list-item>
          <text:p text:style-name="P15">p_nom_max<text:tab/><text:span text:style-name="T4">Technical potential (MW)</text:span></text:p>
        </text:list-item>
        <text:list-item>
          <text:p text:style-name="P15">marginal_cost<text:tab/>Marginal cost of production of 1 MWh.</text:p>
        </text:list-item>
        <text:list-item>
          <text:p text:style-name="P15">capital_cost<text:tab/>Capital cost of extending p_nom by 1 MW.</text:p>
        </text:list-item>
        <text:list-item>
          <text:p text:style-name="P15">efficiency_store<text:tab/>Efficiency of storage on the way into the storage.</text:p>
        </text:list-item>
        <text:list-item>
          <text:p text:style-name="P15">efficiency_dispatch<text:tab/>Efficiency of storage on the way <text:span text:style-name="T4">out of </text:span>the storage.</text:p>
        </text:list-item>
      </text:list>
      <text:p text:style-name="Text_20_body">The table has 46 lines, one per node. 22 have <text:span text:style-name="T4">non-zero p_nom.</text:span></text:p>
      <text:h text:style-name="Heading_20_2" text:outline-level="2">storage_units-inflow.csv</text:h>
      <text:p text:style-name="P5"><text:span text:style-name="T4">The time-dependent attribute inflow represents </text:span>Inflow to the state of charge <text:span text:style-name="T4">(in MW)</text:span>, e.g. due to river inflow in hydro reservoir.</text:p>
      <text:p text:style-name="P4">Table has one row per time point, one column per storage unit (=46, one storage unit per bus).</text:p>
      <text:p text:style-name="P6"><text:span text:style-name="T6">D</text:span>efined <text:span text:style-name="T6">with MERRA model according to the manscript</text:span>.</text:p>
      <text:h text:style-name="Heading_20_1" text:outline-level="1">Demand components</text:h>
      <text:h text:style-name="Heading_20_2" text:outline-level="2">loads.csv</text:h>
      <text:p text:style-name="P4">There is one load component per bus, named identical.</text:p>
      <text:h text:style-name="Heading_20_2" text:outline-level="2">loads-p_set.csv</text:h>
      <text:p text:style-name="Text_20_body"><text:span text:style-name="T4">The time-dependent attribute p_set represents the a</text:span>ctive power consumption (<text:span text:style-name="T4">MW)</text:span>.</text:p>
      <text:p text:style-name="Text_20_body">Table has one row per time point, one column per load (=46, one load component per bus).</text:p>
      <text:h text:style-name="Heading_20_1" text:outline-level="1">References</text:h>
      <text:section text:style-name="Sect1" text:name="ZOTERO_BIBL {&quot;uncited&quot;:[],&quot;omitted&quot;:[],&quot;custom&quot;:[]} CSL_BIBLIOGRAPHY RNDmryhfFleNs">
        <text:p text:style-name="Bibliography_20_1">1.<text:tab/>Dinh Thanh Viet <text:span text:style-name="T2">et al.</text:span> A cost-optimal pathway to integrate renewable energy into the future Vietnamese power system. in <text:span text:style-name="T2">GSTD 2018 proceedings</text:span> 144–149 (IEEE, 2018).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adornments="Regular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Italic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1" fo:font-family="'Liberation Serif'" style:font-style-name="Regular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mm" fo:margin-bottom="2.47mm" loext:contextual-spacing="false" fo:line-height="115%" fo:text-align="justify" style:justify-single-word="false" style:page-number="auto"/>
      <style:text-properties style:font-name="Source Sans Pro" fo:font-family="'Source Sans Pro'" style:font-style-name="Regular" style:font-family-generic="swiss" style:font-pitch="variable" fo:font-size="11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Annexes">
      <style:paragraph-properties fo:margin-top="0mm" fo:margin-bottom="2.12mm" loext:contextual-spacing="false" style:page-number="auto" fo:break-before="page" text:number-lines="false" text:line-number="0"/>
      <style:text-properties fo:text-transform="uppercase" fo:font-size="10pt" fo:font-style="normal" fo:font-weight="bold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default-outline-level="" style:class="chapter">
      <style:paragraph-properties fo:margin-top="0mm" fo:margin-bottom="4.99mm" loext:contextual-spacing="false" fo:text-align="center" style:justify-single-word="false"/>
      <style:text-properties fo:font-size="14pt" style:font-size-asian="18pt" style:font-size-complex="18pt"/>
    </style:style>
    <style:style style:name="Title" style:family="paragraph" style:parent-style-name="Heading" style:next-style-name="Text_20_body" style:default-outline-level="" style:class="chapter">
      <style:paragraph-properties fo:margin-top="0mm" fo:margin-bottom="4.99mm" loext:contextual-spacing="false" fo:text-align="center" style:justify-single-word="false"/>
      <style:text-properties fo:color="#4c7fa6" style:font-name="Source Sans Pro1" fo:font-family="'Source Sans Pro'" style:font-style-name="Bold" style:font-family-generic="swiss" style:font-pitch="variable" fo:font-size="18pt" fo:font-style="normal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next-style-name="Heading_20_2" style:auto-update="true" style:default-outline-level="1" style:class="text" style:master-page-name="">
      <loext:graphic-properties draw:fill="none" draw:fill-color="#729fcf"/>
      <style:paragraph-properties fo:margin-top="4.99mm" fo:margin-bottom="2.49mm" loext:contextual-spacing="false" fo:text-align="start" style:justify-single-word="false" style:page-number="auto" fo:break-before="auto" fo:break-after="auto" fo:background-color="transparent" fo:keep-with-next="always">
        <style:tab-stops>
          <style:tab-stop style:position="7.67mm"/>
        </style:tab-stops>
      </style:paragraph-properties>
      <style:text-properties fo:font-variant="normal" fo:text-transform="none" fo:color="#4c7fa6" style:font-name="Source Sans Pro1" fo:font-family="'Source Sans Pro'" style:font-style-name="Bold" style:font-family-generic="swiss" style:font-pitch="variable" fo:font-size="14pt" fo:language="en" fo:country="GB" fo:font-style="normal" fo:font-weight="bold" style:font-size-asian="18pt" style:language-asian="fr" style:country-asian="FR" style:font-weight-asian="bold" style:font-name-complex="Lohit Devanagari" style:font-family-complex="'Lohit Devanagari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Text_20_body" style:default-outline-level="2" style:class="text" style:master-page-name="">
      <style:paragraph-properties fo:margin-left="10mm" fo:margin-right="0mm" fo:margin-top="0mm" fo:margin-bottom="2.5mm" loext:contextual-spacing="false" fo:keep-together="always" fo:orphans="0" fo:widows="0" fo:text-indent="-10mm" style:auto-text-indent="false" style:page-number="auto" fo:keep-with-next="always">
        <style:tab-stops/>
      </style:paragraph-properties>
      <style:text-properties fo:font-variant="normal" fo:text-transform="none" fo:color="#3465a4" style:font-name="Source Sans Pro1" fo:font-family="'Source Sans Pro'" style:font-style-name="Bold" style:font-family-generic="swiss" style:font-pitch="variable" fo:font-size="11pt" fo:font-style="normal" fo:font-weight="bold" style:font-name-asian="Noto Serif CJK SC" style:font-family-asian="'Noto Serif CJK SC'" style:font-family-generic-asian="system" style:font-pitch-asian="variable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Bibliography_20_1" style:display-name="Bibliography 1" style:family="paragraph" style:parent-style-name="Index" style:default-outline-level="" style:class="index">
      <style:paragraph-properties fo:margin-left="6.77mm" fo:margin-right="0mm" fo:margin-top="0mm" fo:margin-bottom="1.01mm" loext:contextual-spacing="false" fo:line-height="100%" fo:text-indent="-6.77mm" style:auto-text-indent="false">
        <style:tab-stops>
          <style:tab-stop style:position="6.77mm"/>
        </style:tab-stops>
      </style:paragraph-properties>
      <style:text-properties style:font-name="Liberation Sans2" fo:font-family="'Liberation Sans'" style:font-style-name="Regular" style:font-family-generic="swiss" style:font-pitch="variable" fo:font-size="10pt"/>
    </style:style>
    <style:style style:name="Table_20_header" style:display-name="Table header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able_20_contents" style:display-name="Table contents" style:family="paragraph" style:parent-style-name="Standard">
      <style:paragraph-properties fo:margin-top="0mm" fo:margin-bottom="1.02mm" loext:contextual-spacing="false"/>
      <style:text-properties fo:font-size="8pt" style:font-size-asian="8pt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style:page-number="auto" fo:break-before="auto" fo:break-after="auto" fo:keep-with-next="always"/>
      <style:text-properties style:font-name="Liberation Sans" fo:font-family="'Liberation Sans'" style:font-style-name="Italic" style:font-family-generic="swiss" style:font-pitch="variable" fo:font-style="normal" fo:font-weight="normal"/>
    </style:style>
    <style:style style:name="LawToC2" style:family="paragraph" style:parent-style-name="Text_20_body">
      <style:paragraph-properties fo:margin-top="0mm" fo:margin-bottom="0mm" loext:contextual-spacing="false" fo:line-height="100%"/>
      <style:text-properties officeooo:rsid="001f9933"/>
    </style:style>
    <style:style style:name="Signature" style:family="paragraph" style:parent-style-name="Standard" style:class="text">
      <style:paragraph-properties fo:margin-top="0mm" fo:margin-bottom="4.99mm" loext:contextual-spacing="false" fo:text-align="center" style:justify-single-word="false" text:number-lines="false" text:line-number="0"/>
      <style:text-properties style:font-name="Liberation Serif1" fo:font-family="'Liberation Serif'" style:font-style-name="Regular" style:font-family-generic="roman" style:font-pitch="variable"/>
    </style:style>
    <style:style style:name="Date" style:family="paragraph" style:parent-style-name="Standard">
      <style:paragraph-properties fo:text-align="center" style:justify-single-word="false"/>
      <style:text-properties style:font-name="Liberation Serif1" fo:font-family="'Liberation Serif'" style:font-style-name="Regular" style:font-family-generic="roman" style:font-pitch="variable" fo:font-size="10pt"/>
    </style:style>
    <style:style style:name="Abstract" style:family="paragraph" style:parent-style-name="Date">
      <style:paragraph-properties fo:margin-top="7.99mm" fo:margin-bottom="8.01mm" loext:contextual-spacing="false" fo:text-align="start" style:justify-single-word="false"/>
      <style:text-properties fo:font-style="italic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9.99mm" style:type="center"/>
          <style:tab-stop style:position="140mm" style:type="right"/>
        </style:tab-stops>
      </style:paragraph-properties>
      <style:text-properties style:font-name="Liberation Mono" fo:font-family="'Liberation Mono'" style:font-style-name="Regular" style:font-family-generic="modern" style:font-pitch="fixed" fo:font-size="10pt"/>
    </style:style>
    <style:style style:name="LawToC1" style:family="paragraph" style:parent-style-name="LawToC2">
      <style:paragraph-properties fo:margin-top="1.99mm" fo:margin-bottom="0mm" loext:contextual-spacing="false"/>
    </style:style>
    <style:style style:name="Normal" style:family="paragraph">
      <style:paragraph-properties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Body_20_Text" style:display-name="Body Text" style:family="paragraph" style:parent-style-name="Normal">
      <style:paragraph-properties fo:margin-top="0mm" fo:margin-bottom="2.82mm" loext:contextual-spacing="false" fo:hyphenation-ladder-count="no-limit"/>
      <style:text-properties fo:color="#ff0000" fo:font-size="10pt" style:font-size-asian="10pt" style:font-size-complex="10pt" fo:hyphenate="true" fo:hyphenation-remain-char-count="2" fo:hyphenation-push-char-count="2"/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style:use-window-font-color="true" style:text-position="super 58%" fo:font-size="8pt" style:font-size-asian="10pt" style:font-size-complex="10pt"/>
    </style:style>
    <style:style style:name="Footnote_20_Text" style:display-name="Footnote Text" style:family="paragraph" style:parent-style-name="Normal">
      <style:paragraph-properties fo:hyphenation-ladder-count="no-limit"/>
      <style:text-properties style:font-name="Liberation Serif1" fo:font-family="'Liberation Serif'" style:font-style-name="Regular" style:font-family-generic="roman" style:font-pitch="variable" fo:font-size="9pt" style:font-size-asian="10pt" style:font-size-complex="10pt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9.99mm" style:type="center"/>
          <style:tab-stop style:position="140mm" style:type="right"/>
        </style:tab-stops>
      </style:paragraph-properties>
    </style:style>
    <style:style style:name="Figure" style:family="paragraph" style:parent-style-name="Caption" style:class="extra">
      <style:paragraph-properties fo:margin-top="0mm" fo:margin-bottom="4.99mm" loext:contextual-spacing="false" fo:line-height="115%" fo:break-before="auto" fo:break-after="auto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loat_20_comments" style:display-name="Float comments" style:family="paragraph" style:parent-style-name="Table_20_contents"/>
    <style:style style:name="List_20_item" style:display-name="List item" style:family="paragraph" style:parent-style-name="Text_20_body" style:master-page-name="">
      <loext:graphic-properties draw:fill="none" draw:fill-color="#ffffff"/>
      <style:paragraph-properties fo:margin-top="0mm" fo:margin-bottom="2.5mm" loext:contextual-spacing="true" style:page-number="auto" fo:background-color="transparent" style:writing-mode="lr-tb"/>
    </style:style>
    <style:style style:name="Footnote_20_text" style:display-name="Footnote text" style:family="paragraph" style:parent-style-name="Text_20_body" style:master-page-name="">
      <style:paragraph-properties style:page-number="auto"/>
      <style:text-properties fo:font-size="10pt" officeooo:rsid="00c4ad85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 style:font-charset="x-symbol"/>
    </style:style>
    <style:style style:name="WW_5f_CharLFO13LVL1" style:display-name="WW_CharLFO13LVL1" style:family="text">
      <style:text-properties style:font-name="Georgia" fo:font-family="Georgia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 style:font-charset="x-symbol"/>
    </style:style>
    <style:style style:name="WW_5f_CharLFO14LVL1" style:display-name="WW_CharLFO14LVL1" style:family="text">
      <style:text-properties style:font-name="Georgia" fo:font-family="Georgia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4.99mm" style:num-format="1" text:number-position="left" text:increment="3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3.34mm" style:type="center"/>
          <style:tab-stop style:position="140m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>
        <style:tab-stops>
          <style:tab-stop style:position="84.14mm" style:type="center"/>
          <style:tab-stop style:position="171.98mm" style:type="right"/>
        </style:tab-stops>
      </style:paragraph-properties>
    </style:style>
    <style:page-layout style:name="Mpm1">
      <style:page-layout-properties fo:page-width="210.01mm" fo:page-height="297mm" style:num-format="1" style:print-orientation="portrait" fo:margin-top="25.01mm" fo:margin-bottom="12.51mm" fo:margin-left="18.49mm" fo:margin-right="27.22mm" fo:background-color="transparent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draw:fill="none" draw:fill-color="#729fcf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false" draw:fill="none" draw:fill-color="#729fcf"/>
      </style:footer-style>
    </style:page-layout>
    <style:page-layout style:name="Mpm2">
      <style:page-layout-properties fo:page-width="297mm" fo:page-height="210.01mm" style:num-format="1" style:print-orientation="landscape" fo:margin-top="12.58mm" fo:margin-bottom="6.93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14mm" fo:margin-left="0mm" fo:margin-right="0mm" fo:margin-top="4.99mm"/>
      </style:footer-style>
    </style:page-layout>
    <style:page-layout style:name="Mpm3">
      <style:page-layout-properties fo:page-width="210.01mm" fo:page-height="297mm" style:num-format="1" style:print-orientation="portrait" fo:margin-top="20mm" fo:margin-bottom="17.07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8.47mm" fo:margin-left="0mm" fo:margin-right="0mm" fo:margin-top="4.99mm" fo:background-color="transparent" style:dynamic-spacing="false" draw:fill="none" draw:fill-color="#729fcf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<text:page-number text:select-page="current">4</text:page-number></text:p>
      </style:footer>
    </style:master-page>
    <style:master-page style:name="Landscape" style:page-layout-name="Mpm2">
      <style:footer>
        <text:p text:style-name="MP2"><text:page-number text:select-page="current">0</text:page-number></text:p>
      </style:footer>
    </style:master-page>
    <style:master-page style:name="Annexes" style:page-layout-name="Mpm3">
      <style:footer>
        <text:p text:style-name="MP3"><text:tab/><text:page-number text:select-page="current">0</text:page-number></text:p>
      </style:footer>
    </style:master-page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4"/>
    <style:master-page style:name="HTML" style:page-layout-name="Mpm8"/>
    <style:master-page style:name="Footnote" style:page-layout-name="Mpm9"/>
    <style:master-page style:name="Endnote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4T13:38:30.881941709</meta:creation-date>
    <meta:editing-duration>PT31M</meta:editing-duration>
    <meta:editing-cycles>7</meta:editing-cycles>
    <meta:generator>LibreOffice/6.2.5.2$Linux_X86_64 LibreOffice_project/20$Build-2</meta:generator>
    <dc:title>VIET SE Policy note</dc:title>
    <meta:initial-creator>Minh Ha Duong</meta:initial-creator>
    <dc:date>2019-08-14T17:38:44.392555517</dc:date>
    <dc:creator>Minh Ha Duong</dc:creator>
    <meta:document-statistic meta:table-count="0" meta:image-count="0" meta:object-count="0" meta:page-count="4" meta:paragraph-count="109" meta:word-count="1281" meta:character-count="7643" meta:non-whitespace-character-count="6491"/>
    <meta:user-defined meta:name="ZOTERO_PREF_1">&lt;data data-version="3" zotero-version="5.0.73"&gt;&lt;session id="vt3vMQp6"/&gt;&lt;style id="http://www.zotero.org/styles/nature" hasBibliography="1" bibliographyStyleHasBeenSet="1"/&gt;&lt;prefs&gt;&lt;pref name="fieldType" value="ReferenceMark"/&gt;&lt;/prefs&gt;&lt;/data&gt;</meta:user-defined>
    <meta:template xlink:type="simple" xlink:actuate="onRequest" xlink:title="VIET SE Policy note" xlink:href="../../../secretariat/Templates/VIET%20SE%20Policy%20note.ott" meta:date="2019-08-14T13:38:30.144405742"/>
  </office:meta>
</office:document-meta>
</file>